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09"/>
    <style:style style:name="ce1" style:family="table-cell" style:parent-style-name="Default" style:data-style-name="N110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2.2" calcext:value-type="float">
            <text:p>2.2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.2" calcext:value-type="float">
            <text:p>2.20</text:p>
          </table:table-cell>
          <table:table-cell/>
          <table:table-cell table:formula="of:=[.B3]/([.$B$1]+[.B3])" office:value-type="float" office:value="0.5" calcext:value-type="float">
            <text:p>0.500</text:p>
          </table:table-cell>
          <table:table-cell table:style-name="ce1" table:formula="of:=[.D3]" office:value-type="float" office:value="0.5" calcext:value-type="float">
            <text:p><text:s/>1/2 </text:p>
          </table:table-cell>
          <table:table-cell table:formula="of:=[.F$1]*[.D3]" office:value-type="float" office:value="127.5" calcext:value-type="float">
            <text:p>128</text:p>
          </table:table-cell>
          <table:table-cell table:style-name="ce5" table:formula="of:=[.G$1]*[.E3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.3" calcext:value-type="float">
            <text:p>4.30</text:p>
          </table:table-cell>
          <table:table-cell/>
          <table:table-cell table:formula="of:=[.B4]/([.$B$1]+[.B4])" office:value-type="float" office:value="0.661538461538462" calcext:value-type="float">
            <text:p>0.662</text:p>
          </table:table-cell>
          <table:table-cell table:style-name="ce1" table:formula="of:=[.D4]" office:value-type="float" office:value="0.661538461538462" calcext:value-type="float">
            <text:p><text:s/>43/65</text:p>
          </table:table-cell>
          <table:table-cell table:formula="of:=[.F$1]*[.D4]" office:value-type="float" office:value="168.692307692308" calcext:value-type="float">
            <text:p>169</text:p>
          </table:table-cell>
          <table:table-cell table:style-name="ce5" table:formula="of:=[.G$1]*[.E4]" office:value-type="float" office:value="165.384615384616" calcext:value-type="float">
            <text:p>16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.2" calcext:value-type="float">
            <text:p>8.20</text:p>
          </table:table-cell>
          <table:table-cell/>
          <table:table-cell table:formula="of:=[.B5]/([.$B$1]+[.B5])" office:value-type="float" office:value="0.788461538461539" calcext:value-type="float">
            <text:p>0.788</text:p>
          </table:table-cell>
          <table:table-cell table:style-name="ce1" table:formula="of:=[.D5]" office:value-type="float" office:value="0.788461538461539" calcext:value-type="float">
            <text:p><text:s/>41/52</text:p>
          </table:table-cell>
          <table:table-cell table:formula="of:=[.F$1]*[.D5]" office:value-type="float" office:value="201.057692307692" calcext:value-type="float">
            <text:p>201</text:p>
          </table:table-cell>
          <table:table-cell table:style-name="ce5" table:formula="of:=[.G$1]*[.E5]" office:value-type="float" office:value="197.115384615385" calcext:value-type="float">
            <text:p>197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6]/([.$B$1]+[.B6])" office:value-type="float" office:value="0.872093023255814" calcext:value-type="float">
            <text:p>0.872</text:p>
          </table:table-cell>
          <table:table-cell table:style-name="ce1" table:formula="of:=[.D6]" office:value-type="float" office:value="0.872093023255814" calcext:value-type="float">
            <text:p><text:s/>75/86</text:p>
          </table:table-cell>
          <table:table-cell table:formula="of:=[.F$1]*[.D6]" office:value-type="float" office:value="222.383720930233" calcext:value-type="float">
            <text:p>222</text:p>
          </table:table-cell>
          <table:table-cell table:style-name="ce5" table:formula="of:=[.G$1]*[.E6]" office:value-type="float" office:value="218.023255813953" calcext:value-type="float">
            <text:p>2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2R8</text:p>
          </table:table-cell>
          <table:table-cell table:formula="of:=[.B$4]*[.B$6]/([.B$4]+[.B$6])" office:value-type="float" office:value="3.3419689119171" calcext:value-type="float">
            <text:p>3.34</text:p>
          </table:table-cell>
          <table:table-cell/>
          <table:table-cell table:formula="of:=[.B8]/([.$B$1]+[.B8])" office:value-type="float" office:value="0.603029169783096" calcext:value-type="float">
            <text:p>0.603</text:p>
          </table:table-cell>
          <table:table-cell table:style-name="ce1" table:formula="of:=[.D8]" office:value-type="float" office:value="0.603029169783096" calcext:value-type="float">
            <text:p><text:s/>41/68</text:p>
          </table:table-cell>
          <table:table-cell table:formula="of:=[.F$1]*[.D8]" office:value-type="float" office:value="153.77243829469" calcext:value-type="float">
            <text:p>154</text:p>
          </table:table-cell>
          <table:table-cell table:style-name="ce5" table:formula="of:=[.G$1]*[.E8]" office:value-type="float" office:value="150.757292445774" calcext:value-type="float">
            <text:p>151</text:p>
          </table:table-cell>
        </table:table-row>
        <table:table-row table:style-name="ro1">
          <table:table-cell office:value-type="string" calcext:value-type="string">
            <text:p>R2R4</text:p>
          </table:table-cell>
          <table:table-cell table:formula="of:=[.B$4]*[.B$5]/([.B$4]+[.B$5])" office:value-type="float" office:value="2.8208" calcext:value-type="float">
            <text:p>2.82</text:p>
          </table:table-cell>
          <table:table-cell/>
          <table:table-cell table:formula="of:=[.B9]/([.$B$1]+[.B9])" office:value-type="float" office:value="0.561822817080943" calcext:value-type="float">
            <text:p>0.562</text:p>
          </table:table-cell>
          <table:table-cell table:style-name="ce1" table:formula="of:=[.D9]" office:value-type="float" office:value="0.561822817080943" calcext:value-type="float">
            <text:p><text:s/>50/89</text:p>
          </table:table-cell>
          <table:table-cell table:formula="of:=[.F$1]*[.D9]" office:value-type="float" office:value="143.264818355641" calcext:value-type="float">
            <text:p>143</text:p>
          </table:table-cell>
          <table:table-cell table:style-name="ce5" table:formula="of:=[.G$1]*[.E9]" office:value-type="float" office:value="140.455704270236" calcext:value-type="float">
            <text:p>140</text:p>
          </table:table-cell>
        </table:table-row>
        <table:table-row table:style-name="ro1">
          <table:table-cell office:value-type="string" calcext:value-type="string">
            <text:p>R1R8</text:p>
          </table:table-cell>
          <table:table-cell table:formula="of:=[.B$3]*[.B$6]/([.B$3]+[.B$6])" office:value-type="float" office:value="1.91860465116279" calcext:value-type="float">
            <text:p>1.92</text:p>
          </table:table-cell>
          <table:table-cell/>
          <table:table-cell table:formula="of:=[.B10]/([.$B$1]+[.B10])" office:value-type="float" office:value="0.46583850931677" calcext:value-type="float">
            <text:p>0.466</text:p>
          </table:table-cell>
          <table:table-cell table:style-name="ce1" table:formula="of:=[.D10]" office:value-type="float" office:value="0.46583850931677" calcext:value-type="float">
            <text:p><text:s/>41/88</text:p>
          </table:table-cell>
          <table:table-cell table:formula="of:=[.F$1]*[.D10]" office:value-type="float" office:value="118.788819875776" calcext:value-type="float">
            <text:p>119</text:p>
          </table:table-cell>
          <table:table-cell table:style-name="ce5" table:formula="of:=[.G$1]*[.E10]" office:value-type="float" office:value="116.459627329193" calcext:value-type="float">
            <text:p>116</text:p>
          </table:table-cell>
        </table:table-row>
        <table:table-row table:style-name="ro1">
          <table:table-cell office:value-type="string" calcext:value-type="string">
            <text:p>R1R4</text:p>
          </table:table-cell>
          <table:table-cell table:formula="of:=[.B$3]*[.B$5]/([.B$3]+[.B$5])" office:value-type="float" office:value="1.73461538461538" calcext:value-type="float">
            <text:p>1.73</text:p>
          </table:table-cell>
          <table:table-cell/>
          <table:table-cell table:formula="of:=[.B11]/([.$B$1]+[.B11])" office:value-type="float" office:value="0.440860215053763" calcext:value-type="float">
            <text:p>0.441</text:p>
          </table:table-cell>
          <table:table-cell table:style-name="ce1" table:formula="of:=[.D11]" office:value-type="float" office:value="0.440860215053763" calcext:value-type="float">
            <text:p><text:s/>41/93</text:p>
          </table:table-cell>
          <table:table-cell table:formula="of:=[.F$1]*[.D11]" office:value-type="float" office:value="112.41935483871" calcext:value-type="float">
            <text:p>112</text:p>
          </table:table-cell>
          <table:table-cell table:style-name="ce5" table:formula="of:=[.G$1]*[.E11]" office:value-type="float" office:value="110.215053763441" calcext:value-type="float">
            <text:p>110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fraction number:min-integer-digits="0" number:min-numerator-digits="1" loext:max-numerator-digits="1" number:min-denominator-digits="2" number:max-denominator-value="99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00-00-00</text:date>, <text:time style:data-style-name="N2" text:time-value="14:00:11.393591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6T11:22:18.584044459</meta:creation-date>
    <dc:date>2022-03-06T14:06:44.590918384</dc:date>
    <meta:editing-duration>PT23M25S</meta:editing-duration>
    <meta:editing-cycles>10</meta:editing-cycles>
    <meta:generator>LibreOffice/7.3.1.3$MacOSX_X86_64 LibreOffice_project/a69ca51ded25f3eefd52d7bf9a5fad8c90b87951</meta:generator>
    <meta:document-statistic meta:table-count="1" meta:cell-count="52" meta:object-count="0"/>
  </office:meta>
</office:document-meta>
</file>